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b4389" officeooo:paragraph-rsid="001c77aa"/>
    </style:style>
    <style:style style:name="P2" style:family="paragraph" style:parent-style-name="Standard">
      <style:paragraph-properties fo:text-align="start" style:justify-single-word="false"/>
      <style:text-properties officeooo:paragraph-rsid="001cf663"/>
    </style:style>
    <style:style style:name="P3" style:family="paragraph" style:parent-style-name="Standard">
      <style:paragraph-properties fo:text-align="start" style:justify-single-word="false"/>
      <style:text-properties fo:font-size="24pt" fo:font-weight="bold" officeooo:rsid="001c77aa" officeooo:paragraph-rsid="001c77aa" style:font-size-asian="21pt" style:font-weight-asian="bold" style:font-size-complex="24pt" style:font-weight-complex="bold"/>
    </style:style>
    <style:style style:name="P4" style:family="paragraph" style:parent-style-name="Text_20_body">
      <style:text-properties fo:font-size="10pt" style:font-size-asian="10pt" style:font-size-complex="10pt"/>
    </style:style>
    <style:style style:name="T1" style:family="text">
      <style:text-properties officeooo:rsid="001b4389"/>
    </style:style>
    <style:style style:name="T2" style:family="text">
      <style:text-properties officeooo:rsid="001c407b"/>
    </style:style>
    <style:style style:name="T3" style:family="text">
      <style:text-properties officeooo:rsid="001c77aa"/>
    </style:style>
    <style:style style:name="T4" style:family="text">
      <style:text-properties fo:font-style="italic"/>
    </style:style>
    <style:style style:name="T5" style:family="text">
      <style:text-properties fo:font-style="italic" officeooo:rsid="001c407b" style:font-style-asian="italic" style:font-style-complex="italic"/>
    </style:style>
    <style:style style:name="T6" style:family="text">
      <style:text-properties officeooo:rsid="001cf6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ackground</text:p>
      <text:p text:style-name="P3"/>
      <text:p text:style-name="P2"><text:span text:style-name="T1"><text:tab/>In our modern world software engineers are </text:span><text:span text:style-name="T3">utilising</text:span><text:span text:style-name="T1"> a vast array of </text:span><text:span text:style-name="T2">tools</text:span><text:span text:style-name="T1"> to </text:span><text:span text:style-name="T2">resolve issues encountered during coding</text:span><text:span text:style-name="T1">. The </text:span><text:span text:style-name="T2">tools range in their application and may not be familiar to every programmer in a shared environment. This article </text:span><text:span text:style-name="T6">(</text:span>Liu <text:span text:style-name="T6">et al</text:span>. (2023). Which is a better programming assistant? A comparative study between chatgpt and stack overflow. <text:span text:style-name="T4">arXiv preprint arXiv:2308.13851</text:span>.<text:span text:style-name="T6">)</text:span><text:span text:style-name="T2"> shows us that “</text:span><text:span text:style-name="T5">concerning code quality, ChatGPT outperforms Stack Overflow significantly in helping complete algorithmic and library-related tasks, while Stack Overflow is better for debugging tasks</text:span><text:span text:style-name="T2">”, but we are more interested in how these tools impact efficiency in a group of programmers </text:span><text:span text:style-name="T3">working as a team</text:span><text:span text:style-name="T2">. </text:span><text:span text:style-name="T3">We aim to measure and quantify the difference between teams of people using the same tools &amp; programs and another using a mixture of differing ones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4:21:37.911152213</meta:creation-date>
    <dc:date>2024-09-24T15:01:24.781518074</dc:date>
    <meta:editing-duration>PT18M2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133" meta:character-count="859" meta:non-whitespace-character-count="727"/>
  </office:meta>
</office:document-meta>
</file>